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fd7d0"/>
    </style:style>
    <style:style style:name="P4" style:family="paragraph" style:parent-style-name="Text_20_body" style:list-style-name="L2">
      <style:text-properties officeooo:rsid="002febd9" officeooo:paragraph-rsid="002febd9"/>
    </style:style>
    <style:style style:name="T1" style:family="text">
      <style:text-properties officeooo:rsid="001c0b51"/>
    </style:style>
    <style:style style:name="T2" style:family="text">
      <style:text-properties officeooo:rsid="0020101c"/>
    </style:style>
    <style:style style:name="T3" style:family="text">
      <style:text-properties officeooo:rsid="0021a6e9"/>
    </style:style>
    <style:style style:name="T4" style:family="text">
      <style:text-properties officeooo:rsid="0022c6d7"/>
    </style:style>
    <style:style style:name="T5" style:family="text">
      <style:text-properties officeooo:rsid="0023ae92"/>
    </style:style>
    <style:style style:name="T6" style:family="text">
      <style:text-properties officeooo:rsid="0030fd30"/>
    </style:style>
    <style:style style:name="T7" style:family="text">
      <style:text-properties officeooo:rsid="003674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5:1-30</text:h>
      <text:h text:style-name="Heading_20_2" text:outline-level="2"><text:bookmark text:name="en-GNT-27056"/>The Parable of the Ten Young Women <text:span text:style-name="T1">(1-13)</text:span></text:h>
      <text:list xml:id="list1114791480" text:style-name="L1">
        <text:list-item>
          <text:p text:style-name="P1">“At that time the Kingdom of heaven will be like this. Once there were ten young women who took their oil lamps and went out to meet the bridegroom. Five of them were foolish, and the other five were wise. The foolish ones took their lamps but did not take any extra oil with them, while the wise ones took containers full of oil for their lamps. The bridegroom was late in coming, so they began to nod and fall asleep. “It was already midnight when the cry rang out, ‘Here is the bridegroom! Come and meet him!’ The ten young women woke up and trimmed their lamps. Then the foolish ones said to the wise ones, ‘Let us have some of your oil, because our lamps are going out.’ ‘No, indeed,’ the wise ones answered, ‘there is not enough for you and for us. Go to the store and buy some for yourselves.’ <text:bookmark text:name="en-GNT-27065"/>So the foolish ones went off to buy some oil; and while they were gone, the bridegroom arrived. The five who were ready went in with him to the wedding feast, and the door was closed.<text:bookmark text:name="en-GNT-27066"/> “Later the others arrived. ‘Sir, sir! Let us in!’ they cried out. <text:bookmark text:name="en-GNT-27067"/>‘Certainly not! I don't know you,’ the bridegroom answered.”<text:bookmark text:name="en-GNT-27068"/> And Jesus concluded, “Watch out, then, because you do not know the day or the hour.</text:p>
        </text:list-item>
        <text:list-item>
          <text:p text:style-name="P3">As we don’t know the time and hour the Lord will come, let us alway be ready and prepared, let us carry extra oil with us. This is what the wise do, when the Lord come<text:span text:style-name="T4">s</text:span> they will be ready. Death is like that as well, it will come upon us like a thief <text:span text:style-name="T2">hence let’s always be prepared </text:span><text:span text:style-name="T3">for the kingdom of heaven. </text:span><text:span text:style-name="T5">Those who are caught not ready will not enter the kingdom of heaven.</text:span></text:p>
        </text:list-item>
      </text:list>
      <text:h text:style-name="Heading_20_2" text:outline-level="2"><text:bookmark text:name="en-GNT-27069"/>The Parable of the Three Servants <text:span text:style-name="T1">(14-30)</text:span></text:h>
      <text:list xml:id="list3051819420" text:style-name="L2">
        <text:list-item>
          <text:p text:style-name="P2">“At that time the Kingdom of heaven will be like this. Once there was a man who was about to leave home on a trip; he called his servants and put them in charge of his property. <text:bookmark text:name="en-GNT-27070"/>He gave to each one according to his ability: to one he gave five thousand gold coins, to another he gave two thousand, and to another he gave one thousand. Then he left on his trip. <text:bookmark text:name="en-GNT-27071"/>The servant who had received five thousand coins went at once and invested his money and earned another five thousand.<text:bookmark text:name="en-GNT-27072"/> In the same way the servant who had received two thousand coins earned another two thousand.<text:bookmark text:name="en-GNT-27073"/> But the servant who had received one thousand coins went off, dug a hole in the ground, and hid his master's money.<text:bookmark text:name="en-GNT-27074"/> “After a long time the master of those servants came back and settled accounts with them. <text:bookmark text:name="en-GNT-27075"/>The servant who had received five thousand coins came in and handed over the other five thousand. ‘You gave me five thousand coins, sir,’ he said. ‘Look! Here are another five thousand that I have earned.’ <text:bookmark text:name="en-GNT-27076"/>‘Well done, you good and faithful servant!’ said his master. ‘You have been faithful in managing small amounts, so I will put you in charge of large amounts. Come on in and share my happiness!’ <text:bookmark text:name="en-GNT-27077"/>Then the servant who had been given two thousand coins came in and said, ‘You gave me two thousand coins, sir. Look! Here are another two thousand that I have earned.’<text:bookmark text:name="en-GNT-27078"/> ‘Well done, you good and faithful servant!’ said his master. ‘You have been faithful in managing small amounts, so I will put you in charge of large amounts. Come on in and share my happiness!’<text:bookmark text:name="en-GNT-27079"/> <text:s/>Then the servant who had received one thousand coins came in and said, ‘Sir, I know you are a hard man; you reap harvests where you did not plant, and you <text:soft-page-break/>gather crops where you did not scatter seed. <text:bookmark text:name="en-GNT-27080"/>I was afraid, so I went off and hid your money in the ground. Look! Here is what belongs to you.’ <text:bookmark text:name="en-GNT-27081"/>‘You bad and lazy servant!’ his master said. ‘You knew, did you, that I reap harvests where I did not plant, and gather crops where I did not scatter seed? <text:bookmark text:name="en-GNT-27082"/>Well, then, you should have deposited my money in the bank, and I would have received it all back with interest when I returned. <text:bookmark text:name="en-GNT-27083"/>Now, take the money away from him and give it to the one who has ten thousand coins. <text:bookmark text:name="en-GNT-27084"/>For to every person who has something, even more will be given, and he will have more than enough; but the person who has nothing, even the little that he has will be taken away from him. <text:bookmark text:name="en-GNT-27085"/>As for this useless servant—throw him outside in the darkness; there he will cry and gnash his teeth.’</text:p>
        </text:list-item>
        <text:list-item>
          <text:p text:style-name="P4">The Lord has gone and has left us in charge of his things according to our abilities. What are <text:s/>we doing with those things? Are we investing them or are we burying them, if we invest them they wil grow but if we bury them they will remain the same. <text:span text:style-name="T6">When the Lord come back he will see what we’ve done, accordingly to out results he will reward us. More will be given to those wh have done well and to those who have done nothing it will be taken away from them. </text:span><text:span text:style-name="T7">Let’s do our best with what we’ve been given by the Lord, it is preparation for heave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07:57:32.983963927</meta:creation-date>
    <dc:date>2022-02-15T08:30:46.466500923</dc:date>
    <meta:editing-duration>PT22M56S</meta:editing-duration>
    <meta:editing-cycles>13</meta:editing-cycles>
    <meta:generator>LibreOffice/6.4.7.2$Linux_X86_64 LibreOffice_project/40$Build-2</meta:generator>
    <meta:document-statistic meta:table-count="0" meta:image-count="0" meta:object-count="0" meta:page-count="2" meta:paragraph-count="7" meta:word-count="907" meta:character-count="4722" meta:non-whitespace-character-count="3825"/>
  </office:meta>
</office:document-meta>
</file>